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75de4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How are inline and block elements different from each other?</text:span></text:p>
      <text:p text:style-name="P1"><text:line-break/>2.Explain the difference between visibility:hidden and display:none<text:line-break/>3. Explain the clear and float properties.<text:line-break/>4. explain difference between absolute, relative,fixed and static.<text:line-break/>5. Write the HTML code to create a table in which there are 4 columns( ID , Employee Name, Designation, Department) and at least 6 rows. Also do some styling to it.<text:line-break/>6. Why do we use meta tags?<text:line-break/>7. Explain box model.  </text:p>
      <text:p text:style-name="Text_20_body">8. What are the different types of CSS Selectors? </text:p>
      <text:p text:style-name="Text_20_body">9. Define Doctype.</text:p>
      <text:p text:style-name="Text_20_body">10. Explain 5 HTML5 semantic tags.</text:p>
      <text:p text:style-name="Text_20_body">11. Create HTML for web-page.jpg (check resources, highest weightage for answers)</text:p>
      <text:p text:style-name="Text_20_body">12. Create HTML for form.png (check resources, highest weightage for answers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9T00:20:06.815969761</meta:creation-date>
    <dc:date>2019-02-09T00:37:19.692374191</dc:date>
    <meta:editing-duration>PT7M2S</meta:editing-duration>
    <meta:editing-cycles>1</meta:editing-cycles>
    <meta:document-statistic meta:table-count="0" meta:image-count="0" meta:object-count="0" meta:page-count="1" meta:paragraph-count="7" meta:word-count="115" meta:character-count="717" meta:non-whitespace-character-count="605"/>
    <meta:generator>LibreOffice/6.0.7.3$Linux_X86_64 LibreOffice_project/00m0$Build-3</meta:generator>
  </office:meta>
</office:document-meta>
</file>